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family-generic="modern" style:font-pitch="variable"/>
    <style:font-face style:name="CMU Typewriter Text1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91cm" fo:min-width="1.756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88cm" fo:min-width="1.3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791cm" fo:min-width="3.20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49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.35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4cm" fo:min-width="3.20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88cm" fo:min-width="1.082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501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marker-end="Arrowheads_20_20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20" style:family="graphic" style:parent-style-name="objectwithoutfill">
      <style:graphic-properties draw:marker-end="Arrowheads_20_21" draw:marker-end-width="0.3cm" draw:fill="none" draw:textarea-vertical-align="middle"/>
    </style:style>
    <style:style style:name="gr21" style:family="graphic" style:parent-style-name="objectwithoutfill">
      <style:graphic-properties draw:marker-end="Arrowheads_20_22" draw:marker-end-width="0.3cm" draw:fill="none" draw:textarea-vertical-align="middle"/>
    </style:style>
    <style:style style:name="gr22" style:family="graphic" style:parent-style-name="objectwithoutfill">
      <style:graphic-properties draw:marker-end="Arrowheads_20_23" draw:marker-end-width="0.3cm" draw:fill="none" draw:textarea-vertical-align="middle"/>
    </style:style>
    <style:style style:name="gr23" style:family="graphic" style:parent-style-name="objectwithoutfill">
      <style:graphic-properties draw:marker-end="Arrowheads_20_25" draw:marker-end-width="0.3cm" draw:fill="none" draw:textarea-vertical-align="middle"/>
    </style:style>
    <style:style style:name="gr24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5cm" svg:height="0.75cm" svg:x="1.108cm" svg:y="0.13cm">
          <text:p text:style-name="P1">Iní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708cm" svg:height="0.94cm" svg:x="0.14cm" svg:y="1.552cm">
          <text:p text:style-name="P1">Entre o valor de 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1.983cm" svg:y1="0.88cm" svg:x2="1.994cm" svg:y2="1.552cm" draw:start-shape="id1" draw:start-glue-point="6" draw:end-shape="id2" draw:end-glue-point="5" svg:d="M1983 880l11 672" svg:viewBox="0 0 12 673">
          <text:p/>
        </draw:connector>
        <draw:custom-shape draw:style-name="gr4" draw:text-style-name="P1" xml:id="id3" draw:id="id3" draw:layer="layout" svg:width="3.7cm" svg:height="1.875cm" svg:x="0.144cm" svg:y="3.224cm">
          <text:p text:style-name="P1">x &gt;= 0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999cm" svg:height="0.999cm" svg:x="5.036cm" svg:y="10.1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1" xml:id="id4" draw:id="id4" draw:layer="layout" svg:width="3.708cm" svg:height="1.295cm" svg:x="0.14cm" svg:y="6.481cm">
          <text:p text:style-name="P1">Imprime:</text:p>
          <text:p text:style-name="P1">Não existe a raiz de x.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xml:id="id6" draw:id="id6" draw:layer="layout" svg:width="2.997cm" svg:height="0.762cm" svg:x="5.386cm" svg:y="1.041cm">
          <text:p text:style-name="P1">s = x/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11" draw:id="id11" draw:layer="layout" svg:width="2.997cm" svg:height="0.762cm" svg:x="5.373cm" svg:y="7.788cm">
          <text:p text:style-name="P1">i = i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9" draw:id="id9" draw:layer="layout" svg:width="3.708cm" svg:height="1.6cm" svg:x="5.017cm" svg:y="4.088cm">
          <text:p text:style-name="P1">I &lt; 4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8" draw:id="id8" draw:layer="layout" svg:width="3.708cm" svg:height="1.854cm" svg:x="5.017cm" svg:y="8.944cm">
          <text:p text:style-name="P1">Imprime o valor de s, raiz aprox. de x.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xml:id="id5" draw:id="id5" draw:layer="layout" svg:width="1.754cm" svg:height="0.762cm" svg:x="1.117cm" svg:y="11.808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2" draw:layer="layout" draw:type="line" svg:x1="1.994cm" svg:y1="2.492cm" svg:x2="1.994cm" svg:y2="3.224cm" draw:start-shape="id2" draw:start-glue-point="8" draw:end-shape="id3" draw:end-glue-point="4" svg:d="M1994 2492v732" svg:viewBox="0 0 1 733">
          <text:p/>
        </draw:connector>
        <draw:connector draw:style-name="gr12" draw:text-style-name="P2" draw:layer="layout" draw:type="line" svg:x1="1.994cm" svg:y1="5.099cm" svg:x2="1.994cm" svg:y2="6.481cm" draw:start-shape="id3" draw:start-glue-point="6" draw:end-shape="id4" draw:end-glue-point="4" svg:d="M1994 5099v1382" svg:viewBox="0 0 1 1383">
          <text:p/>
        </draw:connector>
        <draw:connector draw:style-name="gr13" draw:text-style-name="P2" draw:layer="layout" draw:type="line" svg:x1="1.994cm" svg:y1="7.7cm" svg:x2="1.994cm" svg:y2="11.808cm" draw:start-shape="id4" draw:start-glue-point="6" draw:end-shape="id5" draw:end-glue-point="4" svg:d="M1994 7700v4108" svg:viewBox="0 0 1 4109">
          <text:p/>
        </draw:connector>
        <draw:custom-shape draw:style-name="gr7" draw:text-style-name="P1" xml:id="id7" draw:id="id7" draw:layer="layout" svg:width="2.997cm" svg:height="0.762cm" svg:x="5.373cm" svg:y="2.526cm">
          <text:p text:style-name="P1">i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0" draw:id="id10" draw:layer="layout" svg:width="3.001cm" svg:height="0.75cm" svg:x="5.371cm" svg:y="6.343cm">
          <text:p text:style-name="P1">s = (s + x/s)/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draw:type="lines" draw:line-skew="0.476cm -0.048cm" svg:x1="3.844cm" svg:y1="4.162cm" svg:x2="5.386cm" svg:y2="1.422cm" draw:start-shape="id3" draw:start-glue-point="7" draw:end-shape="id6" draw:end-glue-point="5" svg:d="M3844 4162h1002l-34-2740h574" svg:viewBox="0 0 1543 2741">
          <text:p/>
        </draw:connector>
        <draw:connector draw:style-name="gr16" draw:text-style-name="P2" draw:layer="layout" draw:type="line" svg:x1="6.885cm" svg:y1="1.803cm" svg:x2="6.872cm" svg:y2="2.526cm" draw:start-shape="id6" draw:start-glue-point="6" draw:end-shape="id7" draw:end-glue-point="4" svg:d="M6885 1803l-13 723" svg:viewBox="0 0 14 724">
          <text:p/>
        </draw:connector>
        <draw:connector draw:style-name="gr17" draw:text-style-name="P2" draw:layer="layout" draw:type="lines" svg:x1="6.871cm" svg:y1="10.689cm" svg:x2="2.014cm" svg:y2="11.32cm" draw:start-shape="id8" draw:start-glue-point="6" svg:d="M6871 10689v635l-4857-4" svg:viewBox="0 0 4858 636">
          <text:p/>
        </draw:connector>
        <draw:frame draw:style-name="gr18" draw:text-style-name="P4" draw:layer="layout" svg:width="1.23cm" svg:height="0.852cm" svg:x="3.636cm" svg:y="3.667cm">
          <draw:text-box>
            <text:p>Sim</text:p>
          </draw:text-box>
        </draw:frame>
        <draw:frame draw:style-name="gr19" draw:text-style-name="P4" draw:layer="layout" svg:width="1.26cm" svg:height="0.852cm" svg:x="1.836cm" svg:y="4.967cm">
          <draw:text-box>
            <text:p>Não</text:p>
          </draw:text-box>
        </draw:frame>
        <draw:frame draw:style-name="gr18" draw:text-style-name="P4" draw:layer="layout" svg:width="1.23cm" svg:height="0.852cm" svg:x="6.736cm" svg:y="5.567cm">
          <draw:text-box>
            <text:p>Sim</text:p>
          </draw:text-box>
        </draw:frame>
        <draw:frame draw:style-name="gr19" draw:text-style-name="P4" draw:layer="layout" svg:width="1.26cm" svg:height="0.852cm" svg:x="4.036cm" svg:y="4.767cm">
          <draw:text-box>
            <text:p>Não</text:p>
          </draw:text-box>
        </draw:frame>
        <draw:connector draw:style-name="gr20" draw:text-style-name="P2" xml:id="id12" draw:id="id12" draw:layer="layout" draw:type="line" svg:x1="6.872cm" svg:y1="3.288cm" svg:x2="6.871cm" svg:y2="4.088cm" draw:start-shape="id7" draw:start-glue-point="6" draw:end-shape="id9" draw:end-glue-point="4" svg:d="M6872 3288l-1 800" svg:viewBox="0 0 2 801">
          <text:p/>
        </draw:connector>
        <draw:connector draw:style-name="gr21" draw:text-style-name="P2" draw:layer="layout" draw:type="line" svg:x1="6.871cm" svg:y1="5.688cm" svg:x2="6.872cm" svg:y2="6.343cm" draw:start-shape="id9" draw:start-glue-point="6" draw:end-shape="id10" draw:end-glue-point="4" svg:d="M6871 5688l1 655" svg:viewBox="0 0 2 656">
          <text:p/>
        </draw:connector>
        <draw:connector draw:style-name="gr22" draw:text-style-name="P2" draw:layer="layout" draw:type="line" svg:x1="6.872cm" svg:y1="7.093cm" svg:x2="6.872cm" svg:y2="7.788cm" draw:start-shape="id10" draw:start-glue-point="6" draw:end-shape="id11" draw:end-glue-point="4" svg:d="M6872 7093v695" svg:viewBox="0 0 1 696">
          <text:p/>
        </draw:connector>
        <draw:connector draw:style-name="gr23" draw:text-style-name="P2" draw:layer="layout" draw:type="lines" draw:line-skew="0.618cm 1.991cm" svg:x1="8.37cm" svg:y1="8.169cm" svg:x2="6.871cm" svg:y2="3.688cm" draw:start-shape="id11" draw:start-glue-point="7" draw:end-shape="id12" draw:end-glue-point="0" svg:d="M8370 8169h1143v-4481h-2642" svg:viewBox="0 0 2643 4482">
          <text:p/>
        </draw:connector>
        <draw:connector draw:style-name="gr24" draw:text-style-name="P2" draw:layer="layout" draw:type="lines" draw:line-skew="-0.479cm -0.479cm" svg:x1="5.017cm" svg:y1="4.888cm" svg:x2="5.017cm" svg:y2="9.871cm" draw:start-shape="id9" draw:start-glue-point="5" draw:end-shape="id8" draw:end-glue-point="5" svg:d="M5017 4888h-1004v4983h1004" svg:viewBox="0 0 1005 498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family-generic="modern" style:font-pitch="variable"/>
    <style:font-face style:name="CMU Typewriter Text1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1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5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1T16:49:33.890821190</dc:date>
    <meta:editing-duration>PT41M43S</meta:editing-duration>
    <meta:editing-cycles>10</meta:editing-cycles>
    <meta:generator>LibreOffice/7.3.7.2$Linux_X86_64 LibreOffice_project/30$Build-2</meta:generator>
    <meta:document-statistic meta:object-count="28"/>
  </office:meta>
</office:document-meta>
</file>

<file path=Object 1/content.xml><?xml version="1.0" encoding="utf-8"?>
<math xmlns="http://www.w3.org/1998/Math/MathML" display="block"/>
</file>